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439f" officeooo:paragraph-rsid="000d439f" style:font-weight-asian="bold" style:font-weight-complex="bold"/>
    </style:style>
    <style:style style:name="P2" style:family="paragraph" style:parent-style-name="Standard" style:list-style-name="L1">
      <style:text-properties fo:font-weight="normal" officeooo:rsid="000d439f" officeooo:paragraph-rsid="000d439f" style:font-weight-asian="normal" style:font-weight-complex="normal"/>
    </style:style>
    <style:style style:name="P3" style:family="paragraph" style:parent-style-name="Standard" style:list-style-name="L1">
      <style:text-properties officeooo:paragraph-rsid="000d439f"/>
    </style:style>
    <style:style style:name="T1" style:family="text">
      <style:text-properties officeooo:rsid="000d439f"/>
    </style:style>
    <style:style style:name="T2" style:family="text">
      <style:text-properties fo:font-weight="normal" officeooo:rsid="000d439f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ghlights</text:p>
      <text:p text:style-name="P1"/>
      <text:list xml:id="list2295751305" text:style-name="L1">
        <text:list-item>
          <text:p text:style-name="P2">A highly scalable hybridization method for blending scientific computing and machine learning is proposed.</text:p>
        </text:list-item>
        <text:list-item>
          <text:p text:style-name="P3"><text:span text:style-name="T2">The method is illustrated by bootstrapping a complex finite volume scheme for elliptic problems with jump conditions over irregular geometries.</text:span></text:p>
        </text:list-item>
        <text:list-item>
          <text:p text:style-name="P2">An end-to-end differentiable level-set library for training neural surrogate models for solving PDEs with sharp boundary conditions is presented.</text:p>
        </text:list-item>
        <text:list-item>
          <text:p text:style-name="P2">JAX-DIPS is the first multi-GPU differentiable PDE solver for problems with discontinuities in three spatial dimension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5T12:41:47.767069964</meta:creation-date>
    <dc:date>2022-10-25T12:48:17.567636717</dc:date>
    <meta:editing-duration>PT6M30S</meta:editing-duration>
    <meta:editing-cycles>1</meta:editing-cycles>
    <meta:document-statistic meta:table-count="0" meta:image-count="0" meta:object-count="0" meta:page-count="1" meta:paragraph-count="5" meta:word-count="74" meta:character-count="528" meta:non-whitespace-character-count="463"/>
    <meta:generator>LibreOffice/6.4.7.2$Linux_X86_64 LibreOffice_project/40$Build-2</meta:generator>
  </office:meta>
</office:document-meta>
</file>